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Sheet1_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10000 iterations</text:p>
          </table:table-cell>
          <table:covered-table-cell/>
          <table:table-cell table:style-name="ce1" office:value-type="float" office:value="20000" table:number-columns-spanned="2" table:number-rows-spanned="1">
            <text:p>20000</text:p>
          </table:table-cell>
          <table:covered-table-cell/>
          <table:table-cell table:style-name="ce1" office:value-type="float" office:value="50000" table:number-columns-spanned="2" table:number-rows-spanned="1">
            <text:p>50000</text:p>
          </table:table-cell>
          <table:covered-table-cell/>
        </table:table-row>
        <table:table-row table:style-name="ro1">
          <table:table-cell/>
          <table:table-cell office:value-type="string">
            <text:p>char*</text:p>
          </table:table-cell>
          <table:table-cell office:value-type="string">
            <text:p>std::string</text:p>
          </table:table-cell>
          <table:table-cell office:value-type="string">
            <text:p>char*</text:p>
          </table:table-cell>
          <table:table-cell office:value-type="string">
            <text:p>std::string</text:p>
          </table:table-cell>
          <table:table-cell office:value-type="string">
            <text:p>char*</text:p>
          </table:table-cell>
          <table:table-cell office:value-type="string">
            <text:p>std::st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1.2">
            <text:p>1.2</text:p>
          </table:table-cell>
          <table:table-cell office:value-type="float" office:value="0.6">
            <text:p>0.6</text:p>
          </table:table-cell>
          <table:table-cell office:value-type="float" office:value="0.62">
            <text:p>0.62</text:p>
          </table:table-cell>
          <table:table-cell office:value-type="float" office:value="5.57">
            <text:p>5.57</text:p>
          </table:table-cell>
          <table:table-cell office:value-type="float" office:value="6.34">
            <text:p>6.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2">
            <text:p>1.22</text:p>
          </table:table-cell>
          <table:table-cell office:value-type="float" office:value="1.18">
            <text:p>1.18</text:p>
          </table:table-cell>
          <table:table-cell office:value-type="float" office:value="2.37">
            <text:p>2.37</text:p>
          </table:table-cell>
          <table:table-cell office:value-type="float" office:value="2.35">
            <text:p>2.35</text:p>
          </table:table-cell>
          <table:table-cell office:value-type="float" office:value="5.73">
            <text:p>5.73</text:p>
          </table:table-cell>
          <table:table-cell office:value-type="float" office:value="5.93">
            <text:p>5.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09">
            <text:p>1.09</text:p>
          </table:table-cell>
          <table:table-cell office:value-type="float" office:value="1.22">
            <text:p>1.22</text:p>
          </table:table-cell>
          <table:table-cell office:value-type="float" office:value="2.11">
            <text:p>2.11</text:p>
          </table:table-cell>
          <table:table-cell office:value-type="float" office:value="2.53">
            <text:p>2.53</text:p>
          </table:table-cell>
          <table:table-cell office:value-type="float" office:value="5.73">
            <text:p>5.73</text:p>
          </table:table-cell>
          <table:table-cell office:value-type="float" office:value="4.89">
            <text:p>4.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24">
            <text:p>1.24</text:p>
          </table:table-cell>
          <table:table-cell office:value-type="float" office:value="1.09">
            <text:p>1.09</text:p>
          </table:table-cell>
          <table:table-cell office:value-type="float" office:value="2.56">
            <text:p>2.56</text:p>
          </table:table-cell>
          <table:table-cell office:value-type="float" office:value="2.6">
            <text:p>2.6</text:p>
          </table:table-cell>
          <table:table-cell office:value-type="float" office:value="6.39">
            <text:p>6.39</text:p>
          </table:table-cell>
          <table:table-cell office:value-type="float" office:value="6.08">
            <text:p>6.08</text:p>
          </table:table-cell>
        </table:table-row>
      </table:table>
      <table:table table:name="Sheet1" table:style-name="ta1">
        <table:shapes>
          <draw:frame draw:z-index="0" draw:style-name="gr1" svg:width="11.05in" svg:height="6.2154in" svg:x="1.5713in" svg:y="0in">
            <draw:object draw:notify-on-update-of-ranges="Sheet1.G8:Sheet1.G8 Sheet1.G9:Sheet1.G12 Sheet1.H8:Sheet1.H8 Sheet1.H9:Sheet1.H12 Sheet1.I8:Sheet1.I8 Sheet1.I9:Sheet1.I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float" office:value="10000" table:number-columns-spanned="2" table:number-rows-spanned="1">
            <text:p>10000</text:p>
          </table:table-cell>
          <table:covered-table-cell/>
          <table:table-cell table:style-name="ce1" office:value-type="float" office:value="20000" table:number-columns-spanned="2" table:number-rows-spanned="1">
            <text:p>20000</text:p>
          </table:table-cell>
          <table:covered-table-cell/>
          <table:table-cell table:style-name="ce1" office:value-type="float" office:value="50000" table:number-columns-spanned="2" table:number-rows-spanned="1">
            <text:p>50000</text:p>
          </table:table-cell>
          <table:covered-table-cell/>
          <table:table-cell table:style-name="ce1" office:value-type="string" table:number-columns-spanned="2" table:number-rows-spanned="1">
            <text:p>Average secs/per iteration</text:p>
          </table:table-cell>
          <table:covered-table-cell/>
          <table:table-cell/>
        </table:table-row>
        <table:table-row table:style-name="ro1">
          <table:table-cell office:value-type="string">
            <text:p>optimization</text:p>
          </table:table-cell>
          <table:table-cell office:value-type="string">
            <text:p>char*</text:p>
          </table:table-cell>
          <table:table-cell office:value-type="string">
            <text:p>std::string</text:p>
          </table:table-cell>
          <table:table-cell office:value-type="string">
            <text:p>char*</text:p>
          </table:table-cell>
          <table:table-cell office:value-type="string">
            <text:p>std::string</text:p>
          </table:table-cell>
          <table:table-cell office:value-type="string">
            <text:p>char*</text:p>
          </table:table-cell>
          <table:table-cell office:value-type="string">
            <text:p>std::string</text:p>
          </table:table-cell>
          <table:table-cell office:value-type="string">
            <text:p>char*</text:p>
          </table:table-cell>
          <table:table-cell office:value-type="string">
            <text:p>std::string</text:p>
          </table:table-cell>
          <table:table-cell office:value-type="string">
            <text:p>optimizatio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Sheet1_2.B3]/[.$B$1]" office:value-type="float" office:value="0.000098">
            <text:p>0.000098</text:p>
          </table:table-cell>
          <table:table-cell table:formula="of:=[Sheet1_2.C3]/[.$B$1]" office:value-type="float" office:value="0.00012">
            <text:p>0.00012</text:p>
          </table:table-cell>
          <table:table-cell table:formula="of:=[Sheet1_2.D3]/[.$D$1]" office:value-type="float" office:value="0.00003">
            <text:p>0.00003</text:p>
          </table:table-cell>
          <table:table-cell table:formula="of:=[Sheet1_2.E3]/[.$D$1]" office:value-type="float" office:value="0.000031">
            <text:p>0.000031</text:p>
          </table:table-cell>
          <table:table-cell table:formula="of:=[Sheet1_2.F3]/[.$F$1]" office:value-type="float" office:value="0.0001114">
            <text:p>0.0001114</text:p>
          </table:table-cell>
          <table:table-cell table:formula="of:=[Sheet1_2.G3]/[.$F$1]" office:value-type="float" office:value="0.0001268">
            <text:p>0.0001268</text:p>
          </table:table-cell>
          <table:table-cell table:formula="of:=([.F3]+[.D3]+[.B3])/3" office:value-type="float" office:value="0.0000798">
            <text:p>0.0000798</text:p>
          </table:table-cell>
          <table:table-cell table:formula="of:=([.G3]+[.E3]+[.C3])/3" office:value-type="float" office:value="0.0000926">
            <text:p>0.00009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Sheet1_2.B4]/[.$B$1]" office:value-type="float" office:value="0.000122">
            <text:p>0.000122</text:p>
          </table:table-cell>
          <table:table-cell table:formula="of:=[Sheet1_2.C4]/[.$B$1]" office:value-type="float" office:value="0.000118">
            <text:p>0.000118</text:p>
          </table:table-cell>
          <table:table-cell table:formula="of:=[Sheet1_2.D4]/[.$D$1]" office:value-type="float" office:value="0.0001185">
            <text:p>0.0001185</text:p>
          </table:table-cell>
          <table:table-cell table:formula="of:=[Sheet1_2.E4]/[.$D$1]" office:value-type="float" office:value="0.0001175">
            <text:p>0.0001175</text:p>
          </table:table-cell>
          <table:table-cell table:formula="of:=[Sheet1_2.F4]/[.$F$1]" office:value-type="float" office:value="0.0001146">
            <text:p>0.0001146</text:p>
          </table:table-cell>
          <table:table-cell table:formula="of:=[Sheet1_2.G4]/[.$F$1]" office:value-type="float" office:value="0.0001186">
            <text:p>0.0001186</text:p>
          </table:table-cell>
          <table:table-cell table:formula="of:=([.F4]+[.D4]+[.B4])/3" office:value-type="float" office:value="0.000118366666666667">
            <text:p>0.0001183667</text:p>
          </table:table-cell>
          <table:table-cell table:formula="of:=([.G4]+[.E4]+[.C4])/3" office:value-type="float" office:value="0.000118033333333333">
            <text:p>0.00011803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Sheet1_2.B5]/[.$B$1]" office:value-type="float" office:value="0.000109">
            <text:p>0.000109</text:p>
          </table:table-cell>
          <table:table-cell table:formula="of:=[Sheet1_2.C5]/[.$B$1]" office:value-type="float" office:value="0.000122">
            <text:p>0.000122</text:p>
          </table:table-cell>
          <table:table-cell table:formula="of:=[Sheet1_2.D5]/[.$D$1]" office:value-type="float" office:value="0.0001055">
            <text:p>0.0001055</text:p>
          </table:table-cell>
          <table:table-cell table:formula="of:=[Sheet1_2.E5]/[.$D$1]" office:value-type="float" office:value="0.0001265">
            <text:p>0.0001265</text:p>
          </table:table-cell>
          <table:table-cell table:formula="of:=[Sheet1_2.F5]/[.$F$1]" office:value-type="float" office:value="0.0001146">
            <text:p>0.0001146</text:p>
          </table:table-cell>
          <table:table-cell table:formula="of:=[Sheet1_2.G5]/[.$F$1]" office:value-type="float" office:value="0.0000978">
            <text:p>0.0000978</text:p>
          </table:table-cell>
          <table:table-cell table:formula="of:=([.F5]+[.D5]+[.B5])/3" office:value-type="float" office:value="0.0001097">
            <text:p>0.0001097</text:p>
          </table:table-cell>
          <table:table-cell table:formula="of:=([.G5]+[.E5]+[.C5])/3" office:value-type="float" office:value="0.000115433333333333">
            <text:p>0.00011543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Sheet1_2.B6]/[.$B$1]" office:value-type="float" office:value="0.000124">
            <text:p>0.000124</text:p>
          </table:table-cell>
          <table:table-cell table:formula="of:=[Sheet1_2.C6]/[.$B$1]" office:value-type="float" office:value="0.000109">
            <text:p>0.000109</text:p>
          </table:table-cell>
          <table:table-cell table:formula="of:=[Sheet1_2.D6]/[.$D$1]" office:value-type="float" office:value="0.000128">
            <text:p>0.000128</text:p>
          </table:table-cell>
          <table:table-cell table:formula="of:=[Sheet1_2.E6]/[.$D$1]" office:value-type="float" office:value="0.00013">
            <text:p>0.00013</text:p>
          </table:table-cell>
          <table:table-cell table:formula="of:=[Sheet1_2.F6]/[.$F$1]" office:value-type="float" office:value="0.0001278">
            <text:p>0.0001278</text:p>
          </table:table-cell>
          <table:table-cell table:formula="of:=[Sheet1_2.G6]/[.$F$1]" office:value-type="float" office:value="0.0001216">
            <text:p>0.0001216</text:p>
          </table:table-cell>
          <table:table-cell table:formula="of:=([.F6]+[.D6]+[.B6])/3" office:value-type="float" office:value="0.0001266">
            <text:p>0.0001266</text:p>
          </table:table-cell>
          <table:table-cell table:formula="of:=([.G6]+[.E6]+[.C6])/3" office:value-type="float" office:value="0.0001202">
            <text:p>0.000120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optimization</text:p>
          </table:table-cell>
          <table:table-cell office:value-type="string">
            <text:p>char*</text:p>
          </table:table-cell>
          <table:table-cell office:value-type="string">
            <text:p>std::string</text:p>
          </table:table-cell>
          <table:table-cell/>
        </table:table-row>
        <table:table-row table:style-name="ro1">
          <table:table-cell table:number-columns-repeated="6"/>
          <table:table-cell office:value-type="float" office:value="0">
            <text:p>0</text:p>
          </table:table-cell>
          <table:table-cell table:style-name="ce2" table:formula="of:=1/[.H3]" office:value-type="float" office:value="12531.328320802">
            <text:p>12531</text:p>
          </table:table-cell>
          <table:table-cell table:style-name="ce2" table:formula="of:=1/[.I3]" office:value-type="float" office:value="10799.1360691145">
            <text:p>10799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style-name="ce2" table:formula="of:=1/[.H4]" office:value-type="float" office:value="8448.32441565756">
            <text:p>8448</text:p>
          </table:table-cell>
          <table:table-cell table:style-name="ce2" table:formula="of:=1/[.I4]" office:value-type="float" office:value="8472.18299915278">
            <text:p>8472</text:p>
          </table:table-cell>
          <table:table-cell/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table:style-name="ce2" table:formula="of:=1/[.H5]" office:value-type="float" office:value="9115.77028258888">
            <text:p>9116</text:p>
          </table:table-cell>
          <table:table-cell table:style-name="ce2" table:formula="of:=1/[.I5]" office:value-type="float" office:value="8663.00895177592">
            <text:p>86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table:style-name="ce2" table:formula="of:=1/[.H6]" office:value-type="float" office:value="7898.89415481833">
            <text:p>7899</text:p>
          </table:table-cell>
          <table:table-cell table:style-name="ce2" table:formula="of:=1/[.I6]" office:value-type="float" office:value="8319.46755407654">
            <text:p>83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</meta:initial-creator>
    <meta:creation-date>2013-04-11T20:59:09</meta:creation-date>
    <dc:date>2013-04-11T21:39:21</dc:date>
    <dc:creator>Tom </dc:creator>
    <meta:editing-duration>PT9M24S</meta:editing-duration>
    <meta:editing-cycles>1</meta:editing-cycles>
    <meta:document-statistic meta:table-count="2" meta:cell-count="106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mean-value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amed-symbol" chart:symbol-name="square" chart:symbol-width="0.25cm" chart:symbol-height="0.25cm" chart:mean-value="true" chart:regression-type="linear"/>
      <style:graphic-properties draw:stroke="dash" draw:stroke-dash="Fine_20_Dott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width="0.051cm" svg:stroke-color="#004586"/>
    </style:style>
    <style:style style:name="ch11" style:family="chart">
      <style:graphic-properties draw:stroke="dash" draw:stroke-dash="Ultrafine_20_Dashed" svg:stroke-color="#004586"/>
    </style:style>
    <style:style style:name="ch12" style:family="chart">
      <style:text-properties fo:color="#000080"/>
    </style:style>
    <style:style style:name="ch13" style:family="chart" style:data-style-name="N1">
      <style:chart-properties chart:symbol-type="named-symbol" chart:symbol-name="diamond" chart:symbol-width="0.25cm" chart:symbol-height="0.25cm" chart:mean-value="true" chart:regression-type="linear"/>
      <style:graphic-properties draw:stroke="dash" draw:stroke-dash="Fine_20_Dotted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svg:stroke-width="0.051cm" svg:stroke-color="#ff420e"/>
    </style:style>
    <style:style style:name="ch15" style:family="chart">
      <style:graphic-properties draw:stroke="dash" draw:stroke-dash="Ultrafine_20_Dashed" svg:stroke-color="#ff420e"/>
    </style:style>
    <style:style style:name="ch16" style:family="chart">
      <style:graphic-properties draw:stroke="solid"/>
      <style:text-properties fo:color="#dd481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8.068cm" svg:height="15.788cm" xlink:href=".." xlink:type="simple" chart:class="chart:line" chart:style-name="ch1">
        <chart:legend chart:legend-position="end" svg:x="23.146cm" svg:y="6.35cm" style:legend-expansion="high" chart:style-name="ch2"/>
        <chart:plot-area chart:style-name="ch3" table:cell-range-address="Sheet1.G8:Sheet1.I12" chart:data-source-has-labels="both" svg:x="1.572cm" svg:y="1.395cm" svg:width="20.452cm" svg:height="13.097cm">
          <chartooo:coordinate-region svg:x="2.749cm" svg:y="1.594cm" svg:width="19.181cm" svg:height="12.251cm"/>
          <chart:axis chart:dimension="x" chart:name="primary-x" chart:style-name="ch4" chartooo:axis-type="auto">
            <chartooo:date-scale/>
            <chart:title svg:x="10.405cm" svg:y="14.807cm" chart:style-name="ch5">
              <text:p>Optimization Level</text:p>
            </chart:title>
            <chart:categories table:cell-range-address="Sheet1.G9:Sheet1.G12"/>
          </chart:axis>
          <chart:axis chart:dimension="y" chart:name="primary-y" chart:style-name="ch6">
            <chart:title svg:x="0.451cm" svg:y="10.183cm" chart:style-name="ch7">
              <text:p>Average Iterations per Second</text:p>
            </chart:title>
            <chart:grid chart:style-name="ch8" chart:class="major"/>
          </chart:axis>
          <chart:series chart:style-name="ch9" chart:values-cell-range-address="Sheet1.H9:Sheet1.H12" chart:label-cell-address="Sheet1.H8:Sheet1.H8" chart:class="chart:line">
            <chart:mean-value chart:style-name="ch10"/>
            <chart:regression-curve chart:style-name="ch11">
              <chart:equation svg:x="13.224cm" svg:y="4.488cm" chart:style-name="ch12"/>
            </chart:regression-curve>
            <chart:data-point chart:repeated="4"/>
          </chart:series>
          <chart:series chart:style-name="ch13" chart:values-cell-range-address="Sheet1.I9:Sheet1.I12" chart:label-cell-address="Sheet1.I8:Sheet1.I8" chart:class="chart:line">
            <chart:mean-value chart:style-name="ch14"/>
            <chart:regression-curve chart:style-name="ch15">
              <chart:equation svg:x="12.591cm" svg:y="6.931cm" chart:style-name="ch16"/>
            </chart:regression-curve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r*</text:p>
                <draw:g>
                  <svg:desc>Sheet1.H8:Sheet1.H8</svg:desc>
                </draw:g>
              </table:table-cell>
              <table:table-cell office:value-type="string">
                <text:p>std::string</text:p>
                <draw:g>
                  <svg:desc>Sheet1.I8:Sheet1.I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G9:Sheet1.G12</svg:desc>
                </draw:g>
              </table:table-cell>
              <table:table-cell office:value-type="float" office:value="12531.328320802">
                <text:p>12531.328320802</text:p>
                <draw:g>
                  <svg:desc>Sheet1.H9:Sheet1.H12</svg:desc>
                </draw:g>
              </table:table-cell>
              <table:table-cell office:value-type="float" office:value="10799.1360691145">
                <text:p>10799.1360691145</text:p>
                <draw:g>
                  <svg:desc>Sheet1.I9:Sheet1.I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448.32441565756">
                <text:p>8448.32441565756</text:p>
              </table:table-cell>
              <table:table-cell office:value-type="float" office:value="8472.18299915278">
                <text:p>8472.1829991527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115.77028258888">
                <text:p>9115.77028258888</text:p>
              </table:table-cell>
              <table:table-cell office:value-type="float" office:value="8663.00895177592">
                <text:p>8663.008951775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898.89415481833">
                <text:p>7898.89415481833</text:p>
              </table:table-cell>
              <table:table-cell office:value-type="float" office:value="8319.46755407654">
                <text:p>8319.46755407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